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>
      <style:text-properties officeooo:paragraph-rsid="003fff47"/>
    </style:style>
    <style:style style:name="P2" style:family="paragraph" style:parent-style-name="Standard">
      <style:text-properties style:font-name="Linux Libertine O" officeooo:rsid="0043f50f" officeooo:paragraph-rsid="0043f50f"/>
    </style:style>
    <style:style style:name="P3" style:family="paragraph" style:parent-style-name="Standard">
      <style:text-properties style:font-name="Linux Libertine O" officeooo:rsid="004e4e1b" officeooo:paragraph-rsid="004e4e1b"/>
    </style:style>
    <style:style style:name="P4" style:family="paragraph" style:parent-style-name="Standard">
      <style:text-properties style:font-name="Linux Libertine O" officeooo:rsid="0035cc64" officeooo:paragraph-rsid="004e4e1b"/>
    </style:style>
    <style:style style:name="P5" style:family="paragraph" style:parent-style-name="Standard">
      <style:text-properties style:font-name="Linux Libertine O" officeooo:rsid="005e0d72" officeooo:paragraph-rsid="005e0d72"/>
    </style:style>
    <style:style style:name="P6" style:family="paragraph" style:parent-style-name="Heading_20_1">
      <style:text-properties officeooo:paragraph-rsid="003fff47"/>
    </style:style>
    <style:style style:name="P7" style:family="paragraph" style:parent-style-name="Standard">
      <style:text-properties style:font-name="Linux Libertine O" officeooo:rsid="005e0d72" officeooo:paragraph-rsid="005e0d72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5e0d72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3465a4" loext:opacity="100%" style:font-name="Linux Libertine O" fo:font-size="14pt" fo:font-weight="bold" officeooo:rsid="0062611a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style:font-name="Linux Libertine O" officeooo:rsid="0043f50f"/>
    </style:style>
    <style:style style:name="T6" style:family="text">
      <style:text-properties style:font-name="Linux Libertine O" officeooo:rsid="00470ad8"/>
    </style:style>
    <style:style style:name="T7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5e0d72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5fc809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fo:color="#004586" loext:opacity="100%" style:font-name="Linux Libertine O" fo:font-size="18.2000007629395pt" fo:font-weight="bold" officeooo:rsid="0062611a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officeooo:rsid="004cab63"/>
    </style:style>
    <style:style style:name="T13" style:family="text">
      <style:text-properties officeooo:rsid="0061681c"/>
    </style:style>
    <style:style style:name="T14" style:family="text">
      <style:text-properties officeooo:rsid="006261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9">Slow cooker </text:span><text:span text:style-name="T11">paprika veg</text:span><text:span text:style-name="T7"> </text:span><text:span text:style-name="T8">(</text:span><text:span text:style-name="T11">4</text:span><text:span text:style-name="T8"> portions; </text:span><text:span text:style-name="T11">30</text:span><text:span text:style-name="T9">m </text:span><text:span text:style-name="T11">+ cooking time</text:span><text:span text:style-name="T8">)</text:span></text:h>
      <text:p text:style-name="P2"/>
      <text:p text:style-name="P1"><text:span text:style-name="T1">For </text:span><text:span text:style-name="T2">the </text:span><text:span text:style-name="T4">pot</text:span></text:p>
      <text:p text:style-name="P5">All amounts are approximate, feel free to adjust to taste and the space in your slow cooker.</text:p>
      <text:p text:style-name="P5"/>
      <text:p text:style-name="P5"/>
      <text:p text:style-name="P5">1 courgette (240g)</text:p>
      <text:p text:style-name="P5">2 carrots (240g)</text:p>
      <text:p text:style-name="P5">300g potatoes in large chunks</text:p>
      <text:p text:style-name="P5">1 onion (200g) or bunch of spring onions</text:p>
      <text:p text:style-name="P5">1 tin tomatoes</text:p>
      <text:p text:style-name="P5"/>
      <text:p text:style-name="P5">1 tin chickpeas or ~160g chicken breast</text:p>
      <text:p text:style-name="P5"/>
      <text:p text:style-name="P5">1 garlic cube</text:p>
      <text:p text:style-name="P5">3-4 tsp smoked paprika</text:p>
      <text:p text:style-name="P5">1 chicken or veg stock cube + splash of hot water</text:p>
      <text:p text:style-name="P5">2 tsp mixed herbs</text:p>
      <text:p text:style-name="P5">ground black pepper to taste</text:p>
      <text:p text:style-name="P5">1 tsp salt</text:p>
      <text:p text:style-name="P5"/>
      <text:p text:style-name="P5"/>
      <text:p text:style-name="P5"/>
      <text:p text:style-name="P5">If using chicken, cut into small pieces, add a bit of salt and a tsp of smoked paprika and mix well. Add a little olive oil if needed to help spread the spices.</text:p>
      <text:p text:style-name="P5"/>
      <text:p text:style-name="P5">Chop the rest into chunks and pile everything into the slow cooker, starting with the harder veg (carrots, potatoes). Add the spices somewhere in the middle.</text:p>
      <text:p text:style-name="P5">If you prefer courgette firmer, leave this out and add half way through cooking.</text:p>
      <text:p text:style-name="P5"/>
      <text:p text:style-name="P5">If prepping the night before, leave the chicken and hot water separate to the veg and add in when you start cooking.</text:p>
      <text:p text:style-name="P5"/>
      <text:p text:style-name="P5">Cook on high for 2-3 hours and 4-5 hours on low, or 8-9 hours on a low heat (will vary with slow cooker and how well-done you like things).</text:p>
      <text:p text:style-name="P5"/>
      <text:p text:style-name="P5">Good with <text:span text:style-name="T14">cheese and </text:span>wholewheat pasta or chunky bread and butter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6-15T18:18:34.205074485</dc:date>
    <meta:editing-duration>PT2H21M22S</meta:editing-duration>
    <meta:editing-cycles>60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24" meta:character-count="1171" meta:non-whitespace-character-count="968"/>
  </office:meta>
</office:document-meta>
</file>